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 fo:min-height="0.512cm" fo:min-width="0.262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512cm" fo:min-width="0.2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0.50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5" style:family="graphic" style:parent-style-name="standard">
      <style:graphic-properties draw:fill="none" draw:fill-color="#cccccc" draw:textarea-horizontal-align="justify" draw:textarea-vertical-align="middle" draw:auto-grow-height="false" fo:min-height="0.512cm" fo:min-width="0.262cm"/>
    </style:style>
    <style:style style:name="gr6" style:family="graphic" style:parent-style-name="objectwithoutfill">
      <style:graphic-properties svg:stroke-width="0.053cm" svg:stroke-color="#ff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Times New Roman" fo:font-style="italic" style:font-style-asian="italic" style:font-style-complex="italic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cccccc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style:font-name="Times New Roman" fo:font-style="italic" style:font-style-asian="italic" style:font-style-complex="italic"/>
    </style:style>
    <style:style style:name="T2" style:family="text">
      <style:text-properties style:text-position="-33% 58%" style:font-name="Times New Roman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762cm" svg:x="3.54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4.302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5.064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5.826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3.54cm" svg:y="4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4.302cm" svg:y="4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5.064cm" svg:y="4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5.826cm" svg:y="4.3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3.54cm" svg:y="5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4.302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5.064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5.826cm" svg:y="5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3.54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4.302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064cm" svg:y="5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5.826cm" svg:y="5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6.588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7.35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8.112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8.874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6.588cm" svg:y="4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7.35cm" svg:y="4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8.112cm" svg:y="4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8.874cm" svg:y="4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6.588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7.35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8.112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8.874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6.588cm" svg:y="5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7.35cm" svg:y="5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8.112cm" svg:y="5.8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8.874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3.54cm" svg:y="6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4.302cm" svg:y="6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064cm" svg:y="6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826cm" svg:y="6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3.54cm" svg:y="7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4.302cm" svg:y="7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064cm" svg:y="7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826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6.588cm" svg:y="6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7.35cm" svg:y="6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8.112cm" svg:y="6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8.874cm" svg:y="6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6.588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7.35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8.112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8.874cm" svg:y="7.3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006cm" svg:height="1.105cm" svg:x="2.524cm" svg:y="3.413cm">
          <draw:text-box>
            <text:p><text:span text:style-name="T1">a</text:span><text:span text:style-name="T2">1</text:span></text:p>
          </draw:text-box>
        </draw:frame>
        <draw:frame draw:style-name="gr3" draw:text-style-name="P3" draw:layer="layout" svg:width="1.006cm" svg:height="1.105cm" svg:x="2.524cm" svg:y="4.114cm">
          <draw:text-box>
            <text:p><text:span text:style-name="T1">a</text:span><text:span text:style-name="T2">2</text:span></text:p>
          </draw:text-box>
        </draw:frame>
        <draw:frame draw:style-name="gr3" draw:text-style-name="P3" draw:layer="layout" svg:width="1.006cm" svg:height="1.105cm" svg:x="2.524cm" svg:y="4.913cm">
          <draw:text-box>
            <text:p><text:span text:style-name="T1">a</text:span><text:span text:style-name="T2">3</text:span></text:p>
          </draw:text-box>
        </draw:frame>
        <draw:frame draw:style-name="gr3" draw:text-style-name="P3" draw:layer="layout" svg:width="1.006cm" svg:height="1.105cm" svg:x="2.524cm" svg:y="5.614cm">
          <draw:text-box>
            <text:p><text:span text:style-name="T1">a</text:span><text:span text:style-name="T2">4</text:span></text:p>
          </draw:text-box>
        </draw:frame>
        <draw:frame draw:style-name="gr3" draw:text-style-name="P3" draw:layer="layout" svg:width="1.006cm" svg:height="1.105cm" svg:x="2.524cm" svg:y="6.413cm">
          <draw:text-box>
            <text:p><text:span text:style-name="T1">a</text:span><text:span text:style-name="T2">5</text:span></text:p>
          </draw:text-box>
        </draw:frame>
        <draw:frame draw:style-name="gr3" draw:text-style-name="P3" draw:layer="layout" svg:width="1.006cm" svg:height="1.105cm" svg:x="2.524cm" svg:y="7.114cm">
          <draw:text-box>
            <text:p><text:span text:style-name="T1">a</text:span><text:span text:style-name="T2">6</text:span></text:p>
          </draw:text-box>
        </draw:frame>
        <draw:frame draw:style-name="gr4" draw:text-style-name="P4" draw:layer="layout" svg:width="0.853cm" svg:height="0.962cm" svg:x="3.54cm" svg:y="2.651cm">
          <draw:text-box>
            <text:p>1</text:p>
          </draw:text-box>
        </draw:frame>
        <draw:frame draw:style-name="gr4" draw:text-style-name="P4" draw:layer="layout" svg:width="0.853cm" svg:height="0.962cm" svg:x="4.241cm" svg:y="2.651cm">
          <draw:text-box>
            <text:p>2</text:p>
          </draw:text-box>
        </draw:frame>
        <draw:frame draw:style-name="gr4" draw:text-style-name="P4" draw:layer="layout" svg:width="0.853cm" svg:height="0.962cm" svg:x="5.04cm" svg:y="2.651cm">
          <draw:text-box>
            <text:p>3</text:p>
          </draw:text-box>
        </draw:frame>
        <draw:frame draw:style-name="gr4" draw:text-style-name="P4" draw:layer="layout" svg:width="0.853cm" svg:height="0.962cm" svg:x="5.741cm" svg:y="2.651cm">
          <draw:text-box>
            <text:p>4</text:p>
          </draw:text-box>
        </draw:frame>
        <draw:frame draw:style-name="gr4" draw:text-style-name="P4" draw:layer="layout" svg:width="0.853cm" svg:height="0.962cm" svg:x="6.64cm" svg:y="2.651cm">
          <draw:text-box>
            <text:p>5</text:p>
          </draw:text-box>
        </draw:frame>
        <draw:frame draw:style-name="gr4" draw:text-style-name="P4" draw:layer="layout" svg:width="0.853cm" svg:height="0.962cm" svg:x="7.341cm" svg:y="2.651cm">
          <draw:text-box>
            <text:p>6</text:p>
          </draw:text-box>
        </draw:frame>
        <draw:frame draw:style-name="gr4" draw:text-style-name="P4" draw:layer="layout" svg:width="0.853cm" svg:height="0.962cm" svg:x="8.04cm" svg:y="2.651cm">
          <draw:text-box>
            <text:p>7</text:p>
          </draw:text-box>
        </draw:frame>
        <draw:frame draw:style-name="gr4" draw:text-style-name="P4" draw:layer="layout" svg:width="0.853cm" svg:height="0.962cm" svg:x="8.741cm" svg:y="2.651cm">
          <draw:text-box>
            <text:p>8</text:p>
          </draw:text-box>
        </draw:frame>
        <draw:custom-shape draw:style-name="gr2" draw:text-style-name="P2" draw:layer="layout" svg:width="0.762cm" svg:height="0.762cm" svg:x="3.54cm" svg:y="8.1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4.302cm" svg:y="8.1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064cm" svg:y="8.1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826cm" svg:y="8.1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6.588cm" svg:y="8.1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762cm" svg:height="0.762cm" svg:x="7.35cm" svg:y="8.1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8.112cm" svg:y="8.1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8.874cm" svg:y="8.11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006cm" svg:height="1.105cm" svg:x="2.524cm" svg:y="7.915cm">
          <draw:text-box>
            <text:p><text:span text:style-name="T1">a</text:span><text:span text:style-name="T2">7</text:span></text:p>
          </draw:text-box>
        </draw:frame>
        <draw:line draw:style-name="gr6" draw:text-style-name="P6" draw:layer="layout" svg:x1="6.969cm" svg:y1="3.921cm" svg:x2="6.969cm" svg:y2="9.636cm">
          <text:p/>
        </draw:line>
        <draw:frame draw:style-name="gr4" draw:text-style-name="P4" draw:layer="layout" svg:width="1.391cm" svg:height="0.962cm" svg:x="9.841cm" svg:y="3.451cm">
          <draw:text-box>
            <text:p>. . .</text:p>
          </draw:text-box>
        </draw:frame>
        <draw:frame draw:style-name="gr4" draw:text-style-name="P4" draw:layer="layout" svg:width="1.391cm" svg:height="0.962cm" svg:x="9.842cm" svg:y="7.951cm">
          <draw:text-box>
            <text:p>. . .</text:p>
          </draw:text-box>
        </draw:frame>
        <draw:frame draw:style-name="gr4" draw:text-style-name="P4" draw:layer="layout" svg:width="1.391cm" svg:height="0.962cm" svg:x="3.442cm" svg:y="8.851cm">
          <draw:text-box>
            <text:p>. . .</text:p>
          </draw:text-box>
        </draw:frame>
        <draw:frame draw:style-name="gr4" draw:text-style-name="P4" draw:layer="layout" svg:width="1.391cm" svg:height="0.962cm" svg:x="8.342cm" svg:y="8.851cm">
          <draw:text-box>
            <text:p>. . .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31T16:05:53.209000000</meta:creation-date>
    <dc:date>2020-10-31T18:05:45.104000000</dc:date>
    <meta:editing-duration>PT10M46S</meta:editing-duration>
    <meta:editing-cycles>2</meta:editing-cycles>
    <meta:generator>LibreOffice/6.3.2.2$Windows_X86_64 LibreOffice_project/98b30e735bda24bc04ab42594c85f7fd8be07b9c</meta:generator>
    <meta:document-statistic meta:object-count="76"/>
  </office:meta>
</office:document-meta>
</file>